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3ABEF122BCE6788D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3.3654in"/>
    </style:style>
    <style:style style:name="co13" style:family="table-column">
      <style:table-column-properties fo:break-before="auto" style:column-width="5.6807in"/>
    </style:style>
    <style:style style:name="co14" style:family="table-column">
      <style:table-column-properties fo:break-before="auto" style:column-width="2.6354in"/>
    </style:style>
    <style:style style:name="co15" style:family="table-column">
      <style:table-column-properties fo:break-before="auto" style:column-width="3.7189in"/>
    </style:style>
    <style:style style:name="co16" style:family="table-column">
      <style:table-column-properties fo:break-before="auto" style:column-width="3.2945in"/>
    </style:style>
    <style:style style:name="co17" style:family="table-column">
      <style:table-column-properties fo:break-before="auto" style:column-width="2.9598in"/>
    </style:style>
    <style:style style:name="co18" style:family="table-column">
      <style:table-column-properties fo:break-before="auto" style:column-width="2.1874in"/>
    </style:style>
    <style:style style:name="co19" style:family="table-column">
      <style:table-column-properties fo:break-before="auto" style:column-width="4.2291in"/>
    </style:style>
    <style:style style:name="co20" style:family="table-column">
      <style:table-column-properties fo:break-before="auto" style:column-width="2.0311in"/>
    </style:style>
    <style:style style:name="co21" style:family="table-column">
      <style:table-column-properties fo:break-before="auto" style:column-width="5.6043in"/>
    </style:style>
    <style:style style:name="co22" style:family="table-column">
      <style:table-column-properties fo:break-before="auto" style:column-width="5.302in"/>
    </style:style>
    <style:style style:name="co23" style:family="table-column">
      <style:table-column-properties fo:break-before="auto" style:column-width="2.3543in"/>
    </style:style>
    <style:style style:name="co24" style:family="table-column">
      <style:table-column-properties fo:break-before="auto" style:column-width="1.6772in"/>
    </style:style>
    <style:style style:name="co25" style:family="table-column">
      <style:table-column-properties fo:break-before="auto" style:column-width="3.0634in"/>
    </style:style>
    <style:style style:name="co26" style:family="table-column">
      <style:table-column-properties fo:break-before="auto" style:column-width="0.3957in"/>
    </style:style>
    <style:style style:name="co27" style:family="table-column">
      <style:table-column-properties fo:break-before="auto" style:column-width="3.3437in"/>
    </style:style>
    <style:style style:name="co28" style:family="table-column">
      <style:table-column-properties fo:break-before="auto" style:column-width="4.0835in"/>
    </style:style>
    <style:style style:name="co29" style:family="table-column">
      <style:table-column-properties fo:break-before="auto" style:column-width="4.1417in"/>
    </style:style>
    <style:style style:name="co30" style:family="table-column">
      <style:table-column-properties fo:break-before="auto" style:column-width="3.8291in"/>
    </style:style>
    <style:style style:name="co31" style:family="table-column">
      <style:table-column-properties fo:break-before="auto" style:column-width="6.1409in"/>
    </style:style>
    <style:style style:name="co32" style:family="table-column">
      <style:table-column-properties fo:break-before="auto" style:column-width="3.3846in"/>
    </style:style>
    <style:style style:name="co33" style:family="table-column">
      <style:table-column-properties fo:break-before="auto" style:column-width="2.8228in"/>
    </style:style>
    <style:style style:name="co34" style:family="table-column">
      <style:table-column-properties fo:break-before="auto" style:column-width="1.5417in"/>
    </style:style>
    <style:style style:name="co35" style:family="table-column">
      <style:table-column-properties fo:break-before="auto" style:column-width="2.3126in"/>
    </style:style>
    <style:style style:name="co36" style:family="table-column">
      <style:table-column-properties fo:break-before="auto" style:column-width="2.5681in"/>
    </style:style>
    <style:style style:name="co37" style:family="table-column">
      <style:table-column-properties fo:break-before="auto" style:column-width="2.8335in"/>
    </style:style>
    <style:style style:name="co38" style:family="table-column">
      <style:table-column-properties fo:break-before="auto" style:column-width="6.9028in"/>
    </style:style>
    <style:style style:name="co39" style:family="table-column">
      <style:table-column-properties fo:break-before="auto" style:column-width="9.0134in"/>
    </style:style>
    <style:style style:name="co40" style:family="table-column">
      <style:table-column-properties fo:break-before="auto" style:column-width="8.6799in"/>
    </style:style>
    <style:style style:name="co41" style:family="table-column">
      <style:table-column-properties fo:break-before="auto" style:column-width="2.4854in"/>
    </style:style>
    <style:style style:name="co42" style:family="table-column">
      <style:table-column-properties fo:break-before="auto" style:column-width="4.9437in"/>
    </style:style>
    <style:style style:name="co43" style:family="table-column">
      <style:table-column-properties fo:break-before="auto" style:column-width="8.3654in"/>
    </style:style>
    <style:style style:name="co44" style:family="table-column">
      <style:table-column-properties fo:break-before="auto" style:column-width="4.1091in"/>
    </style:style>
    <style:style style:name="co45" style:family="table-column">
      <style:table-column-properties fo:break-before="auto" style:column-width="9.7118in"/>
    </style:style>
    <style:style style:name="co46" style:family="table-column">
      <style:table-column-properties fo:break-before="auto" style:column-width="2.4583in"/>
    </style:style>
    <style:style style:name="co47" style:family="table-column">
      <style:table-column-properties fo:break-before="auto" style:column-width="1.2083in"/>
    </style:style>
    <style:style style:name="co48" style:family="table-column">
      <style:table-column-properties fo:break-before="auto" style:column-width="2.4063in"/>
    </style:style>
    <style:style style:name="co49" style:family="table-column">
      <style:table-column-properties fo:break-before="auto" style:column-width="2.948in"/>
    </style:style>
    <style:style style:name="co50" style:family="table-column">
      <style:table-column-properties fo:break-before="auto" style:column-width="3.3102in"/>
    </style:style>
    <style:style style:name="co51" style:family="table-column">
      <style:table-column-properties fo:break-before="auto" style:column-width="1.1354in"/>
    </style:style>
    <style:style style:name="co52" style:family="table-column">
      <style:table-column-properties fo:break-before="auto" style:column-width="2.6146in"/>
    </style:style>
    <style:style style:name="co53" style:family="table-column">
      <style:table-column-properties fo:break-before="auto" style:column-width="2.9492in"/>
    </style:style>
    <style:style style:name="co54" style:family="table-column">
      <style:table-column-properties fo:break-before="auto" style:column-width="4.1362in"/>
    </style:style>
    <style:style style:name="co55" style:family="table-column">
      <style:table-column-properties fo:break-before="auto" style:column-width="2.4898in"/>
    </style:style>
    <style:style style:name="co56" style:family="table-column">
      <style:table-column-properties fo:break-before="auto" style:column-width="1.7972in"/>
    </style:style>
    <style:style style:name="co57" style:family="table-column">
      <style:table-column-properties fo:break-before="auto" style:column-width="3.698in"/>
    </style:style>
    <style:style style:name="co58" style:family="table-column">
      <style:table-column-properties fo:break-before="auto" style:column-width="3.7709in"/>
    </style:style>
    <style:style style:name="co59" style:family="table-column">
      <style:table-column-properties fo:break-before="auto" style:column-width="3.1563in"/>
    </style:style>
    <style:style style:name="co60" style:family="table-column">
      <style:table-column-properties fo:break-before="auto" style:column-width="3.0146in"/>
    </style:style>
    <style:style style:name="co61" style:family="table-column">
      <style:table-column-properties fo:break-before="auto" style:column-width="4.0673in"/>
    </style:style>
    <style:style style:name="co62" style:family="table-column">
      <style:table-column-properties fo:break-before="auto" style:column-width="3.1043in"/>
    </style:style>
    <style:style style:name="co63" style:family="table-column">
      <style:table-column-properties fo:break-before="auto" style:column-width="3.798in"/>
    </style:style>
    <style:style style:name="co64" style:family="table-column">
      <style:table-column-properties fo:break-before="auto" style:column-width="4.3311in"/>
    </style:style>
    <style:style style:name="co65" style:family="table-column">
      <style:table-column-properties fo:break-before="auto" style:column-width="2.078in"/>
    </style:style>
    <style:style style:name="co66" style:family="table-column">
      <style:table-column-properties fo:break-before="auto" style:column-width="7.8071in"/>
    </style:style>
    <style:style style:name="co67" style:family="table-column">
      <style:table-column-properties fo:break-before="auto" style:column-width="4.861in"/>
    </style:style>
    <style:style style:name="co68" style:family="table-column">
      <style:table-column-properties fo:break-before="auto" style:column-width="6.7744in"/>
    </style:style>
    <style:style style:name="co69" style:family="table-column">
      <style:table-column-properties fo:break-before="auto" style:column-width="5.7984in"/>
    </style:style>
    <style:style style:name="co70" style:family="table-column">
      <style:table-column-properties fo:break-before="auto" style:column-width="1.7098in"/>
    </style:style>
    <style:style style:name="co71" style:family="table-column">
      <style:table-column-properties fo:break-before="auto" style:column-width="2.0472in"/>
    </style:style>
    <style:style style:name="co72" style:family="table-column">
      <style:table-column-properties fo:break-before="auto" style:column-width="2.2165in"/>
    </style:style>
    <style:style style:name="co73" style:family="table-column">
      <style:table-column-properties fo:break-before="auto" style:column-width="0.3602in"/>
    </style:style>
    <style:style style:name="co74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2.0102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7425in" fo:break-before="auto" style:use-optimal-row-height="true"/>
    </style:style>
    <style:style style:name="ro10" style:family="table-row">
      <style:table-row-properties style:row-height="1.0953in" fo:break-before="auto" style:use-optimal-row-height="fals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9327in" fo:break-before="auto" style:use-optimal-row-height="true"/>
    </style:style>
    <style:style style:name="ro13" style:family="table-row">
      <style:table-row-properties style:row-height="1.1602in" fo:break-before="auto" style:use-optimal-row-height="true"/>
    </style:style>
    <style:style style:name="ro14" style:family="table-row">
      <style:table-row-properties style:row-height="0.2244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49" style:family="table-cell" style:parent-style-name="Default" style:data-style-name="N11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4" style:family="table-cell" style:parent-style-name="Default" style:data-style-name="N0">
      <style:table-cell-properties fo:background-color="#f1c232" style:vertical-align="middle"/>
      <style:text-properties fo:color="#000000" style:font-name="Roboto" fo:font-weight="bold" style:font-name-asian="Roboto" style:font-weight-asian="bold" style:font-name-complex="Roboto" style:font-weight-complex="bold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53" style:family="table-cell" style:parent-style-name="Default" style:data-style-name="N0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9" style:family="table-cell" style:parent-style-name="Default" style:data-style-name="N0">
      <style:table-cell-properties fo:background-color="#783f04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8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normal" style:font-name-asian="Roboto" style:font-weight-asian="normal" style:font-name-complex="Roboto" style:font-weight-complex="normal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93" style:family="table-cell" style:parent-style-name="Default">
      <style:text-properties style:text-line-through-style="solid" style:text-line-through-type="single"/>
    </style:style>
    <style:style style:name="ce119" style:family="table-cell" style:parent-style-name="Default"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e50914" style:vertical-align="middle"/>
      <style:text-properties style:text-line-through-style="none" style:text-line-through-type="none"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36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43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65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66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6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69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170" style:family="table-cell" style:parent-style-name="Default" style:data-style-name="N0">
      <style:table-cell-properties fo:background-color="#134f5c" style:vertical-align="middle"/>
      <style:text-properties fo:color="#ffffff" style:text-line-through-style="none" style:text-line-through-type="none" style:font-name="Roboto" style:font-name-asian="Roboto" style:font-name-complex="Roboto"/>
    </style:style>
    <style:style style:name="ce175" style:family="table-cell" style:parent-style-name="Default" style:data-style-name="N0">
      <style:table-cell-properties fo:background-color="#134f5c" style:vertical-align="middle"/>
      <style:text-properties fo:color="#000000" style:text-line-through-style="solid" style:text-line-through-type="single" style:font-name="Roboto" style:font-name-asian="Roboto" style:font-name-complex="Roboto"/>
    </style:style>
    <style:style style:name="ce172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position="super 58%"/>
    </style:style>
    <style:style style:name="T19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001000005000000043ABEF122BCE6788DF8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Parks and Recreation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Parks and Recreation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Parks and Recreation</text:p>
          </table:table-cell>
          <table:table-cell table:style-name="Default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style-name="ce216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0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ce226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0" office:value-type="string" calcext:value-type="string">
            <text:p>Deus Ex</text:p>
          </table:table-cell>
          <table:table-cell table:style-name="ce212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number-columns-repeated="2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12" table:default-cell-style-name="Default"/>
        <table:table-column table:style-name="co33" table:default-cell-style-name="ce207"/>
        <table:table-column table:style-name="co34" table:default-cell-style-name="ce207"/>
        <table:table-column table:style-name="co35" table:default-cell-style-name="ce207"/>
        <table:table-column table:style-name="co36" table:default-cell-style-name="ce207"/>
        <table:table-column table:style-name="co37" table:number-columns-repeated="2" table:default-cell-style-name="ce207"/>
        <table:table-column table:style-name="co38" table:number-columns-repeated="5" table:default-cell-style-name="ce207"/>
        <table:table-column table:style-name="co39" table:default-cell-style-name="Default"/>
        <table:table-column table:style-name="co40" table:default-cell-style-name="Default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number-columns-repeated="2" table:default-cell-style-name="ce207"/>
        <table:table-column table:style-name="co46" table:default-cell-style-name="ce207"/>
        <table:table-column table:style-name="co47" table:default-cell-style-name="ce207"/>
        <table:table-column table:style-name="co4" table:default-cell-style-name="ce207"/>
        <table:table-column table:style-name="co18" table:default-cell-style-name="ce207"/>
        <table:table-column table:style-name="co5" table:default-cell-style-name="ce207"/>
        <table:table-column table:style-name="co48" table:default-cell-style-name="ce207"/>
        <table:table-column table:style-name="co49" table:number-columns-repeated="2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9" table:default-cell-style-name="ce207"/>
        <table:table-column table:style-name="co60" table:default-cell-style-name="ce207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62" table:default-cell-style-name="ce207"/>
        <table:table-column table:style-name="co4" table:number-columns-repeated="3" table:default-cell-style-name="ce207"/>
        <table:table-column table:style-name="co59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default-cell-style-name="ce207"/>
        <table:table-column table:style-name="co72" table:default-cell-style-name="ce207"/>
        <table:table-column table:style-name="co73" table:default-cell-style-name="ce207"/>
        <table:table-column table:style-name="co74" table:number-columns-repeated="938" table:default-cell-style-name="ce207"/>
        <table:table-row table:style-name="ro5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84" office:value-type="string" calcext:value-type="string">
            <text:p>Spooktober</text:p>
          </table:table-cell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78" office:value-type="string" calcext:value-type="string">
            <text:p>Debts from the past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119"/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2" office:value-type="string" calcext:value-type="string">
            <text:p>Debts from the past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October</text:p>
          </table:table-cell>
          <table:table-cell table:style-name="ce299" office:value-type="string" calcext:value-type="string">
            <text:p>Games by month, November</text:p>
          </table:table-cell>
          <table:table-cell table:style-name="ce299" office:value-type="string" calcext:value-type="string">
            <text:p>Games by month, December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6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299" office:value-type="string" calcext:value-type="string">
            <text:p>Debts from the past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6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ce290" office:value-type="string" calcext:value-type="string">
            <text:p>The Lighthouse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Зона Поражения (Василий Орехов)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Hannibal</text:span></text:p>
            <text:p><text:span text:style-name="T15">Fargo</text:span></text:p>
          </table:table-cell>
          <table:table-cell table:style-name="Default"/>
          <table:table-cell table:style-name="ce131" office:value-type="string" calcext:value-type="string">
            <text:p>X-Files</text:p>
          </table:table-cell>
          <table:table-cell table:style-name="Default"/>
          <table:table-cell table:style-name="ce102" office:value-type="string" calcext:value-type="string">
            <text:p>Grim Fandango ~ 10</text:p>
          </table:table-cell>
          <table:table-cell table:style-name="ce100" office:value-type="string" calcext:value-type="string">
            <text:p>Deus Ex ~ 5</text:p>
          </table:table-cell>
          <table:table-cell table:style-name="ce102" office:value-type="string" calcext:value-type="string">
            <text:p>Fahrenheit ~ 10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33" office:value-type="string" calcext:value-type="string">
            <text:p>Her Story</text:p>
          </table:table-cell>
          <table:table-cell table:style-name="ce135" office:value-type="string" calcext:value-type="string">
            <text:p>Portal</text:p>
          </table:table-cell>
          <table:table-cell table:style-name="ce133" office:value-type="string" calcext:value-type="string">
            <text:p>Wasteland 2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Total War: Shogun 2: One Campaign ~ 15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301" office:value-type="string" calcext:value-type="string">
            <text:p>STALKER: Shadow of Chernobyl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8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37"/>
        </table:table-row>
        <table:table-row table:style-name="ro7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ce49" office:value-type="string" calcext:value-type="string">
            <text:p>The Neon Demon</text:p>
          </table:table-cell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The Children of Captain Grant 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/>
          <table:table-cell table:style-name="ce131" office:value-type="string" calcext:value-type="string">
            <text:p>Sailor Moon</text:p>
          </table:table-cell>
          <table:table-cell table:style-name="Default"/>
          <table:table-cell table:style-name="ce100" office:value-type="string" calcext:value-type="string">
            <text:p>Soma ~ 10</text:p>
          </table:table-cell>
          <table:table-cell table:style-name="ce102" office:value-type="string" calcext:value-type="string">
            <text:p>Hacknet ~ 2</text:p>
          </table:table-cell>
          <table:table-cell table:style-name="ce100" office:value-type="string" calcext:value-type="string">
            <text:p>Total War: Shogun 2: One Campaign ~ 15</text:p>
          </table:table-cell>
          <table:table-cell table:style-name="Default" table:number-columns-repeated="2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18" office:value-type="string" calcext:value-type="string">
            <text:p>Grand Theft Auto III ~ 10</text:p>
          </table:table-cell>
          <table:table-cell table:style-name="ce102" office:value-type="string" calcext:value-type="string">
            <text:p>Fahrenheit ~ 10</text:p>
          </table:table-cell>
          <table:table-cell table:style-name="ce102" office:value-type="string" calcext:value-type="string">
            <text:p>Hacknet ~ 2</text:p>
          </table:table-cell>
          <table:table-cell table:style-name="ce236" office:value-type="string" calcext:value-type="string">
            <text:p>RPG / Immersive Sim</text:p>
          </table:table-cell>
          <table:table-cell table:style-name="ce133" office:value-type="string" calcext:value-type="string">
            <text:p>Grid</text:p>
          </table:table-cell>
          <table:table-cell table:style-name="Default" table:formula="of:=15" office:value-type="float" office:value="15" calcext:value-type="float">
            <text:p>15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301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2" office:value-type="string" calcext:value-type="string">
            <text:p>Need for Speed: Undeground 2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20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1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ce79" office:value-type="string" calcext:value-type="string">
            <text:p>L'uccello dalle piume di cristallo</text:p>
          </table:table-cell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ce89" office:value-type="string" calcext:value-type="string">
            <text:p>Мёртвые Души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131" office:value-type="string" calcext:value-type="string">
            <text:p>Lie to Me</text:p>
          </table:table-cell>
          <table:table-cell table:style-name="Default"/>
          <table:table-cell table:style-name="ce117" office:value-type="string" calcext:value-type="string">
            <text:p>ARMA II: British Armed Forces ~ 6</text:p>
          </table:table-cell>
          <table:table-cell table:style-name="ce102" office:value-type="string" calcext:value-type="string">
            <text:p>Portal Stories: Mel ~ 9</text:p>
          </table:table-cell>
          <table:table-cell table:style-name="ce138" office:value-type="string" calcext:value-type="string">
            <text:p>Super Meat Boy ~ 7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Default"/>
          <table:table-cell table:style-name="ce102" office:value-type="string" calcext:value-type="string">
            <text:p>Grim Fandango ~ 10</text:p>
          </table:table-cell>
          <table:table-cell table:style-name="ce102" office:value-type="string" calcext:value-type="string">
            <text:p>Portal Stories: Mel ~ 9</text:p>
          </table:table-cell>
          <table:table-cell table:style-name="ce100" office:value-type="string" calcext:value-type="string">
            <text:p>Deus Ex ~ 5</text:p>
          </table:table-cell>
          <table:table-cell table:style-name="Default" table:number-columns-repeated="22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2" office:value-type="string" calcext:value-type="string">
            <text:p>Need for Speed: Most Wanted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ce79" office:value-type="string" calcext:value-type="string">
            <text:p>Profondo rosso</text:p>
          </table:table-cell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/>
          <table:table-cell table:style-name="ce89" office:value-type="string" calcext:value-type="string">
            <text:p>World War Z</text:p>
          </table:table-cell>
          <table:table-cell table:style-name="Default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number-columns-repeated="2" table:style-name="ce118" office:value-type="string" calcext:value-type="string">
            <text:p>Grand Theft Auto III ~ 5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2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Default" table:formula="of:=20" office:value-type="float" office:value="20" calcext:value-type="float">
            <text:p>2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 5" office:value-type="float" office:value="5" calcext:value-type="float">
            <text:p>5</text:p>
          </table:table-cell>
          <table:table-cell table:style-name="Default" table:number-columns-repeated="18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2" office:value-type="string" calcext:value-type="string">
            <text:p>Need for Speed: Pro Street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9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79" office:value-type="string" calcext:value-type="string">
            <text:p>Suspiria</text:p>
          </table:table-cell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298" office:value-type="string" calcext:value-type="string">
            <text:p>Chess Fundamentals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ce138" office:value-type="string" calcext:value-type="string">
            <text:p>Super Meat Boy ~ 7</text:p>
          </table:table-cell>
          <table:table-cell table:style-name="Default" table:formula="of:=37" office:value-type="float" office:value="37" calcext:value-type="float">
            <text:p>37</text:p>
          </table:table-cell>
          <table:table-cell table:style-name="Default" table:number-columns-repeated="2"/>
          <table:table-cell table:number-columns-repeated="2"/>
          <table:table-cell table:style-name="ce138" office:value-type="string" calcext:value-type="string">
            <text:p>Super Meat Boy ~ 14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11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2" office:value-type="string" calcext:value-type="string">
            <text:p>Prince of Persia: The Two Thrones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2"/>
        </table:table-row>
        <table:table-row table:style-name="ro10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90" office:value-type="string" calcext:value-type="string">
            <text:p>Night of the Living Dead</text:p>
          </table:table-cell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/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Default" office:value-type="float" office:value="34" calcext:value-type="float">
            <text:p>34</text:p>
          </table:table-cell>
          <table:table-cell table:style-name="ce117" office:value-type="string" calcext:value-type="string">
            <text:p><text:span text:style-name="T3">Serious Sam: The First Encounter </text:span>~ 3</text:p>
          </table:table-cell>
          <table:table-cell table:style-name="Default" table:number-columns-repeated="3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11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2" office:value-type="string" calcext:value-type="string">
            <text:p>The Lord of the Rings: The Battle for Middle-earth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9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90" office:value-type="string" calcext:value-type="string">
            <text:p>Dawn of the Dead</text:p>
          </table:table-cell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/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95"/>
          <table:table-cell table:style-name="Default" table:number-columns-repeated="2"/>
          <table:table-cell table:style-name="Default" table:formula="of:=31" office:value-type="float" office:value="31" calcext:value-type="float">
            <text:p>31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ce100" office:value-type="string" calcext:value-type="string">
            <text:p>Soma ~ 10</text:p>
          </table:table-cell>
          <table:table-cell table:style-name="Default" table:number-columns-repeated="11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2" office:value-type="string" calcext:value-type="string">
            <text:p>The Lord of the Rings: The Battle for Middle-earth II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90" office:value-type="string" calcext:value-type="string">
            <text:p>Day of the Dead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Fail Safe</text:p>
          </table:table-cell>
          <table:table-cell table:style-name="ce285" office:value-type="string" calcext:value-type="string">
            <text:p>The Third Man</text:p>
          </table:table-cell>
          <table:table-cell table:style-name="ce224" office:value-type="string" calcext:value-type="string">
            <text:p>Oldeuboi</text:p>
          </table:table-cell>
          <table:table-cell/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95"/>
          <table:table-cell table:style-name="Default" table:number-columns-repeated="6"/>
          <table:table-cell table:number-columns-repeated="2"/>
          <table:table-cell table:style-name="ce143" office:value-type="string" calcext:value-type="string">
            <text:p>Team Fortress 2</text:p>
          </table:table-cell>
          <table:table-cell table:style-name="Default" table:formula="of:= 20" office:value-type="float" office:value="20" calcext:value-type="float">
            <text:p>20</text:p>
          </table:table-cell>
          <table:table-cell table:style-name="Default" table:number-columns-repeated="4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Fallout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11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90" office:value-type="string" calcext:value-type="string">
            <text:p>The Exorcist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3"/>
          <table:table-cell table:style-name="ce224" office:value-type="string" calcext:value-type="string">
            <text:p>The Hill</text:p>
          </table:table-cell>
          <table:table-cell table:style-name="ce285" office:value-type="string" calcext:value-type="string">
            <text:p>Sunset Blvd.</text:p>
          </table:table-cell>
          <table:table-cell table:style-name="ce236" office:value-type="string" calcext:value-type="string">
            <text:p>Pop films of 1970s-1980s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8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plinter Cell: Pandora Tomorrow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90" office:value-type="string" calcext:value-type="string">
            <text:p>Pi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Serpico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Enter the Dragon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17" office:value-type="string" calcext:value-type="string">
            <text:p>ARMA II: British Armed Forces ~ 6</text:p>
          </table:table-cell>
          <table:table-cell table:style-name="Default" table:number-columns-repeated="8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onghold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6"/>
        </table:table-row>
        <table:table-row table:style-name="ro8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Mother!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Dog Day Afternoon</text:p>
          </table:table-cell>
          <table:table-cell table:style-name="ce285" office:value-type="string" calcext:value-type="string">
            <text:p>Rebel Without a Cause</text:p>
          </table:table-cell>
          <table:table-cell table:style-name="ce285" office:value-type="string" calcext:value-type="string">
            <text:p>The Muppet Movie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17" office:value-type="string" calcext:value-type="string">
            <text:p><text:span text:style-name="T3">Serious Sam: The First Encounter </text:span>~ 9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301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Stronghold: Crusader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9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94" office:value-type="string" calcext:value-type="string">
            <text:p>Rosemary's Baby</text:p>
          </table:table-cell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Network</text:p>
          </table:table-cell>
          <table:table-cell table:style-name="ce290" office:value-type="string" calcext:value-type="string">
            <text:p>Invasion of the Body Snatchers</text:p>
          </table:table-cell>
          <table:table-cell table:style-name="ce224" office:value-type="string" calcext:value-type="string">
            <text:p>Conan the Barbarian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Age of Mythology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The Fly</text:p>
          </table:table-cell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4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85" office:value-type="string" calcext:value-type="string">
            <text:p>The Last Starfighter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Grand Theft Auto III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8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Prince of Darkness</text:p>
          </table:table-cell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4"/>
          <table:table-cell table:style-name="ce285" office:value-type="string" calcext:value-type="string">
            <text:p>The Killing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Evil Dead II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office:value-type="float" office:value="29" calcext:value-type="float">
            <text:p>29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Assassin’s Creed: Brotherhood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In the Mouth of Madness</text:p>
          </table:table-cell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Lawrence of Arabia</text:p>
          </table:table-cell>
          <table:table-cell table:style-name="ce285" office:value-type="string" calcext:value-type="string">
            <text:p>The Karate Kid Part II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8"/>
          <table:table-cell table:number-columns-repeated="2"/>
          <table:table-cell table:style-name="Default" table:formula="of:= SUM([.AO15];[.AP9];[.AQ5];[.AR5];[.AS5];[.AU3])" office:value-type="float" office:value="100" calcext:value-type="float">
            <text:p>100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2" office:value-type="string" calcext:value-type="string">
            <text:p>Harry Potter and the Chamber of Secrets</text:p>
          </table:table-cell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Invasion of the Body Snatchers</text:p>
          </table:table-cell>
          <table:table-cell table:style-name="ce45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86" office:value-type="string" calcext:value-type="string">
            <text:p>2001: A Space Odyssey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Earth Girls Are Easy</text:p>
          </table:table-cell>
          <table:table-cell/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8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90" office:value-type="string" calcext:value-type="string">
            <text:p>Peeping Tom</text:p>
          </table:table-cell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4"/>
          <table:table-cell table:style-name="ce286" office:value-type="string" calcext:value-type="string">
            <text:p>Clockwork Orange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85" office:value-type="string" calcext:value-type="string">
            <text:p>The Karate Kid Part III</text:p>
          </table:table-cell>
          <table:table-cell/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6"/>
        </table:table-row>
        <table:table-row table:style-name="ro12">
          <table:table-cell table:style-name="ce229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14" office:value-type="string" calcext:value-type="string">
            <text:p>Serial Experiments Lain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85" office:value-type="string" calcext:value-type="string">
            <text:p>Bonnie and Clyde</text:p>
          </table:table-cell>
          <table:table-cell table:style-name="ce236" office:value-type="string" calcext:value-type="string">
            <text:p>Pop films of 1990s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4"/>
        </table:table-row>
        <table:table-row table:style-name="ro12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14" office:value-type="string" calcext:value-type="string">
            <text:p>Paranoia Agent</text:p>
          </table:table-cell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2" office:value-type="string" calcext:value-type="string">
            <text:p>Action Comics #775</text:p>
          </table:table-cell>
          <table:table-cell table:style-name="ce88" office:value-type="string" calcext:value-type="string">
            <text:p>David Lynch: part 1</text:p>
          </table:table-cell>
          <table:table-cell table:style-name="ce290" office:value-type="string" calcext:value-type="string">
            <text:p>Night of the Living Dead</text:p>
          </table:table-cell>
          <table:table-cell table:style-name="ce224" office:value-type="string" calcext:value-type="string">
            <text:p>El mariachi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214" office:value-type="string" calcext:value-type="string">
            <text:p>Ash vs Evil Dead </text:p>
          </table:table-cell>
          <table:table-cell table:style-name="ce46" office:value-type="string" calcext:value-type="string">
            <text:p>Algorithms: part 1: week 5</text:p>
            <text:p><text:span text:style-name="T9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Easy Rider</text:p>
          </table:table-cell>
          <table:table-cell table:style-name="ce285" office:value-type="string" calcext:value-type="string">
            <text:p>Beauty and the Beast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29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ce46" office:value-type="string" calcext:value-type="string">
            <text:p>Algorithms: part 2: week 1</text:p>
            <text:p><text:span text:style-name="T9">Algorithms: part 2: week 2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91" office:value-type="string" calcext:value-type="string">
            <text:p>Dirty Harry</text:p>
          </table:table-cell>
          <table:table-cell table:style-name="ce285" office:value-type="string" calcext:value-type="string">
            <text:p>Aladdin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Doom: Knee-Deep in the Dead </text:p>
          </table:table-cell>
          <table:table-cell table:style-name="ce46" office:value-type="string" calcext:value-type="string">
            <text:p>Algorithms: part 2: week 3</text:p>
            <text:p><text:span text:style-name="T9">Algorithms: part 2: week 4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290" office:value-type="string" calcext:value-type="string">
            <text:p>The Exorcist</text:p>
          </table:table-cell>
          <table:table-cell table:style-name="ce285" office:value-type="string" calcext:value-type="string">
            <text:p>Pocahontas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Soma</text:p>
          </table:table-cell>
          <table:table-cell table:style-name="ce46" office:value-type="string" calcext:value-type="string">
            <text:p>Algorithms: part 2: week 5</text:p>
            <text:p><text:span text:style-name="T9">Algorithms: part 2: week 6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American Graffiti</text:p>
          </table:table-cell>
          <table:table-cell table:style-name="ce285" office:value-type="string" calcext:value-type="string">
            <text:p>Mulan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/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102" office:value-type="string" calcext:value-type="string">
            <text:p>Grim Fandango</text:p>
          </table:table-cell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Chinatown</text:p>
          </table:table-cell>
          <table:table-cell table:style-name="ce285" office:value-type="string" calcext:value-type="string">
            <text:p>Army of Darkness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3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Dungeon Keeper</text:p>
          </table:table-cell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88" office:value-type="string" calcext:value-type="string">
            <text:p/>
            <text:p>Hayao Miyazaki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24" office:value-type="string" calcext:value-type="string">
            <text:p>Mortal Kombat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100" office:value-type="string" calcext:value-type="string">
            <text:p>Thief</text:p>
          </table:table-cell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24" office:value-type="string" calcext:value-type="string">
            <text:p>Rocky</text:p>
          </table:table-cell>
          <table:table-cell table:style-name="ce224" office:value-type="string" calcext:value-type="string">
            <text:p>Apollo 13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29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24" office:value-type="string" calcext:value-type="string">
            <text:p>Johnny Mnemonic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3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24" office:value-type="string" calcext:value-type="string">
            <text:p>Six-String Samurai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112" office:value-type="string" calcext:value-type="string">
            <text:p>Star Trek: Deep Space Nine</text:p>
          </table:table-cell>
          <table:table-cell table:style-name="ce112"/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3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Dead Poets Society</text:p>
          </table:table-cell>
          <table:table-cell table:style-name="ce286" office:value-type="string" calcext:value-type="string">
            <text:p>Dark City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Boondock Saints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The Iron Giant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2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Clerks</text:p>
          </table:table-cell>
          <table:table-cell table:style-name="ce236" office:value-type="string" calcext:value-type="string">
            <text:p>Pop films of 0s</text:p>
          </table:table-cell>
          <table:table-cell/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4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Little Women</text:p>
          </table:table-cell>
          <table:table-cell table:style-name="ce287" office:value-type="string" calcext:value-type="string">
            <text:p>American Psycho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Meryl Streep. Vol 1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The Deer Hunt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Kramer vs. Kram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The French Lieutenant's Woman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 table:number-columns-repeated="2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Sophie's Choic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Cronos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Silkwood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The Devil’s Backbone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Out of Africa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Hellboy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iane Kruger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7" office:value-type="string" calcext:value-type="string">
            <text:p>Pacific Rim</text:p>
          </table:table-cell>
          <table:table-cell table:style-name="ce224" office:value-type="string" calcext:value-type="string">
            <text:p>Moonlight</text:p>
          </table:table-cell>
          <table:table-cell table:style-name="ce285" office:value-type="string" calcext:value-type="string">
            <text:p>Wicker Park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Crimson Peak</text:p>
          </table:table-cell>
          <table:table-cell table:style-name="ce290" office:value-type="string" calcext:value-type="string">
            <text:p>The Lighthouse</text:p>
          </table:table-cell>
          <table:table-cell table:style-name="ce285" office:value-type="string" calcext:value-type="string">
            <text:p>Joyeux Noël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5"/>
        </table:table-row>
        <table:table-row table:style-name="ro8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85" office:value-type="string" calcext:value-type="string">
            <text:p>Parasitesdadasd</text:p>
          </table:table-cell>
          <table:table-cell table:style-name="ce224" office:value-type="string" calcext:value-type="string">
            <text:p>Pour ell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36" office:value-type="string" calcext:value-type="string">
            <text:p>Italian Neorealism</text:p>
          </table:table-cell>
          <table:table-cell table:style-name="ce224" office:value-type="string" calcext:value-type="string">
            <text:p>Unknown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Roma città aperta </text:p>
          </table:table-cell>
          <table:table-cell table:style-name="ce224" office:value-type="string" calcext:value-type="string">
            <text:p>Les adieux à la reine</text:p>
          </table:table-cell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88" office:value-type="string" calcext:value-type="string">
            <text:p>Alfred Hitchcock: part 1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The Infiltrator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 table:number-columns-repeated="2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Umberto D.</text:p>
          </table:table-cell>
          <table:table-cell table:style-name="ce224" office:value-type="string" calcext:value-type="string">
            <text:p>Aus dem Nichts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 table:number-columns-repeated="2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Rope</text:p>
          </table:table-cell>
          <table:table-cell table:style-name="Default" office:value-type="string" calcext:value-type="string">
            <text:p>Western</text:p>
          </table:table-cell>
          <table:table-cell table:style-name="ce236" office:value-type="string" calcext:value-type="string">
            <text:p>Daniel Day-Lewis: part 1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ce230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ce213"/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24" office:value-type="string" calcext:value-type="string">
            <text:p>In the Name of the Father</text:p>
          </table:table-cell>
          <table:table-cell/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6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4"/>
          <table:table-cell table:style-name="ce287" office:value-type="string" calcext:value-type="string">
            <text:p>Vertigo</text:p>
          </table:table-cell>
          <table:table-cell table:style-name="Default"/>
          <table:table-cell table:style-name="ce224" office:value-type="string" calcext:value-type="string">
            <text:p>There Will Be Blood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2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4" table:style-name="ce233" office:value-type="string" calcext:value-type="string">
            <text:p>~</text:p>
          </table:table-cell>
          <table:table-cell table:style-name="ce232"/>
          <table:table-cell table:number-columns-repeated="2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Default"/>
          <table:table-cell table:style-name="ce224" office:value-type="string" calcext:value-type="string">
            <text:p>Lincoln</text:p>
          </table:table-cell>
          <table:table-cell/>
          <table:table-cell table:number-columns-repeated="4" table:style-name="ce233" office:value-type="string" calcext:value-type="string">
            <text:p>~</text:p>
          </table:table-cell>
          <table:table-cell table:style-name="ce233"/>
          <table:table-cell table:number-columns-repeated="34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1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office:value-type="string" calcext:value-type="string">
            <text:p>Read 12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 table:number-columns-repeated="2"/>
          <table:table-cell table:style-name="ce236"/>
          <table:table-cell table:style-name="ce232"/>
          <table:table-cell table:style-name="ce236" office:value-type="string" calcext:value-type="string">
            <text:p>Read/Listen 7 fiction books:</text:p>
          </table:table-cell>
          <table:table-cell table:style-name="ce236" table:number-columns-repeated="2"/>
          <table:table-cell table:style-name="ce236" office:value-type="string" calcext:value-type="string">
            <text:p>Read 1 Comics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ce236" table:formula="of:=SUM([.AB55:.AE55])" office:value-type="float" office:value="45" calcext:value-type="float">
            <text:p>45</text:p>
          </table:table-cell>
          <table:table-cell table:style-name="ce236"/>
          <table:table-cell table:style-name="Default"/>
          <table:table-cell table:style-name="ce236" table:number-columns-repeated="2"/>
          <table:table-cell table:style-name="ce236" office:value-type="string" calcext:value-type="string">
            <text:p>Read 1 Games books: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Rayman Origins</text:p>
          </table:table-cell>
          <table:table-cell table:style-name="ce105" office:value-type="string" calcext:value-type="string">
            <text:p>Tomb Raider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Dragon Age: Origins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4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53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 table:number-columns-repeated="2"/>
          <table:table-cell table:style-name="ce236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 table:number-columns-repeated="2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/>
          <table:table-cell table:style-name="Default" table:formula="of:=COUNTA([.AB56:.AB70])" office:value-type="float" office:value="15" calcext:value-type="float">
            <text:p>15</text:p>
          </table:table-cell>
          <table:table-cell table:style-name="Default" table:formula="of:=COUNTA([.AC56:.AC70])" office:value-type="float" office:value="7" calcext:value-type="float">
            <text:p>7</text:p>
          </table:table-cell>
          <table:table-cell table:style-name="Default" table:formula="of:=COUNTA([.AD56:.AD70])" office:value-type="float" office:value="15" calcext:value-type="float">
            <text:p>15</text:p>
          </table:table-cell>
          <table:table-cell table:style-name="Default" table:formula="of:=COUNTA([.AE56:.AE70])" office:value-type="float" office:value="8" calcext:value-type="float">
            <text:p>8</text:p>
          </table:table-cell>
          <table:table-cell table:style-name="Default"/>
          <table:table-cell table:style-name="ce219" office:value-type="string" calcext:value-type="string">
            <text:p>The Soviet Chess Primer by Maizelis</text:p>
          </table:table-cell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05" office:value-type="string" calcext:value-type="string">
            <text:p>Sonic the Hedgehog</text:p>
          </table:table-cell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: <text:s/>Sikutar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4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77" office:value-type="string" calcext:value-type="string">
            <text:p>Dialogues by Plato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/>
          <table:table-cell table:style-name="Default"/>
          <table:table-cell table:style-name="ce236"/>
          <table:table-cell table:style-name="ce232"/>
          <table:table-cell table:style-name="ce213" office:value-type="string" calcext:value-type="string">
            <text:p>Gunslinger</text:p>
          </table:table-cell>
          <table:table-cell table:style-name="Default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/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Brooklyn Nine-Nine (s8)</text:p>
          </table:table-cell>
          <table:table-cell table:style-name="ce296" office:value-type="string" calcext:value-type="string">
            <text:p>Hannibal (<text:span text:style-name="T8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136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38" office:value-type="string" calcext:value-type="string">
            <text:p>Super Meat Boy</text:p>
          </table:table-cell>
          <table:table-cell table:style-name="ce105" office:value-type="string" calcext:value-type="string">
            <text:p>Sonic the Hedgehog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Papers, Please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100" office:value-type="string" calcext:value-type="string">
            <text:p>Dungeon Keeper</text:p>
          </table:table-cell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4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75" office:value-type="string" calcext:value-type="string">
            <text:p>Encyclopedia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/>
          <table:table-cell table:style-name="ce209" office:value-type="string" calcext:value-type="string">
            <text:p>Initial D First Stage</text:p>
          </table:table-cell>
          <table:table-cell table:style-name="ce112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8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ce295"/>
          <table:table-cell table:style-name="Default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00" office:value-type="string" calcext:value-type="string">
            <text:p>Doom</text:p>
          </table:table-cell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6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4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46" office:value-type="string" calcext:value-type="string">
            <text:p>Programming Pearls | Book of Proof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Анна Каренина. Том 1 | Аэлита</text:p>
          </table:table-cell>
          <table:table-cell table:style-name="Default" table:number-columns-repeated="3"/>
          <table:table-cell table:style-name="ce88" office:value-type="string" calcext:value-type="string">
            <text:p>John Carpenter: part 1</text:p>
          </table:table-cell>
          <table:table-cell table:style-name="Default" table:number-columns-repeated="2"/>
          <table:table-cell/>
          <table:table-cell table:style-name="ce209" office:value-type="string" calcext:value-type="string">
            <text:p>The Tatami Galaxy</text:p>
          </table:table-cell>
          <table:table-cell table:style-name="ce296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95"/>
          <table:table-cell table:style-name="Default"/>
          <table:table-cell table:style-name="ce236" table:number-columns-repeated="4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Doom: Knee-Deep in the Dead </text:p>
          </table:table-cell>
          <table:table-cell table:style-name="Default"/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100" office:value-type="string" calcext:value-type="string">
            <text:p>Thief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7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49" office:value-type="string" calcext:value-type="string">
            <text:p>Think Python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Пикник на обочине</text:p>
          </table:table-cell>
          <table:table-cell table:style-name="Default" table:number-columns-repeated="3"/>
          <table:table-cell table:style-name="ce285" office:value-type="string" calcext:value-type="string">
            <text:p>Assault on Precinct 13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95"/>
          <table:table-cell table:style-name="Default"/>
          <table:table-cell table:style-name="ce236" table:number-columns-repeated="4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ce236" office:value-type="string" calcext:value-type="string">
            <text:p>Shoot 'em up</text:p>
          </table:table-cell>
          <table:table-cell table:style-name="Default" table:number-columns-repeated="3"/>
          <table:table-cell table:style-name="ce100" office:value-type="string" calcext:value-type="string">
            <text:p>Morrowind: One Guild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5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49" office:value-type="string" calcext:value-type="string">
            <text:p>Python Pocket Reference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Соглядатай</text:p>
          </table:table-cell>
          <table:table-cell table:style-name="Default" table:number-columns-repeated="3"/>
          <table:table-cell table:style-name="ce285" office:value-type="string" calcext:value-type="string">
            <text:p>The Fog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Mob Psycho 2</text:p>
          </table:table-cell>
          <table:table-cell table:style-name="ce296" office:value-type="string" calcext:value-type="string">
            <text:p>Parks and Recreation</text:p>
          </table:table-cell>
          <table:table-cell table:style-name="ce214" office:value-type="string" calcext:value-type="string">
            <text:p>The Sopranos (2s)</text:p>
          </table:table-cell>
          <table:table-cell table:style-name="ce112" office:value-type="string" calcext:value-type="string">
            <text:p>Star Trek: Deep Space Nine (<text:span text:style-name="T8">3</text:span>. <text:span text:style-name="T8">4</text:span>. 5)</text:p>
          </table:table-cell>
          <table:table-cell table:style-name="ce112"/>
          <table:table-cell table:style-name="Default"/>
          <table:table-cell table:style-name="ce236" table:number-columns-repeated="4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number-columns-repeated="2" table:style-name="ce105" office:value-type="string" calcext:value-type="string">
            <text:p>Contra</text:p>
          </table:table-cell>
          <table:table-cell table:style-name="Default" table:number-columns-repeated="3"/>
          <table:table-cell table:style-name="ce104" office:value-type="string" calcext:value-type="string">
            <text:p>Shadowrun: Dragonfall ~ 31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8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Design Patterns</text:p>
          </table:table-cell>
          <table:table-cell table:style-name="Default"/>
          <table:table-cell table:style-name="ce236" office:value-type="string" calcext:value-type="string">
            <text:p>lu</text:p>
          </table:table-cell>
          <table:table-cell table:style-name="ce236" table:number-columns-repeated="6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 table:number-columns-repeated="3"/>
          <table:table-cell table:style-name="ce285" office:value-type="string" calcext:value-type="string">
            <text:p>Christine</text:p>
          </table:table-cell>
          <table:table-cell table:style-name="Default" table:number-columns-repeated="2"/>
          <table:table-cell/>
          <table:table-cell table:style-name="ce294" office:value-type="string" calcext:value-type="string">
            <text:p>Showa Genroku Rakugo Shinju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8" office:value-type="string" calcext:value-type="string">
            <text:p>Grand Theft Auto III</text:p>
          </table:table-cell>
          <table:table-cell table:style-name="ce236" office:value-type="string" calcext:value-type="string">
            <text:p>Fighting</text:p>
          </table:table-cell>
          <table:table-cell table:style-name="Default" table:number-columns-repeated="3"/>
          <table:table-cell table:style-name="ce100" office:value-type="string" calcext:value-type="string">
            <text:p>Deus Ex: Human Revolution ~ 32 | Thief ~ 26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5" office:value-type="string" calcext:value-type="string">
            <text:p>The Legend of Zelda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3"/>
          <table:table-cell table:style-name="ce236" office:value-type="string" calcext:value-type="string">
            <text:p>Roguelike</text:p>
          </table:table-cell>
          <table:table-cell table:style-name="Default" table:number-columns-repeated="2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4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Test-Driven Web Development with Python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99" office:value-type="string" calcext:value-type="string">
            <text:p>L'uccello dalle piume di cristall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Madoka Magica</text:p>
          </table:table-cell>
          <table:table-cell table:style-name="Default"/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14"/>
          <table:table-cell table:style-name="Default"/>
          <table:table-cell table:style-name="ce236" table:number-columns-repeated="4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4"/>
          <table:table-cell table:style-name="ce136" office:value-type="string" calcext:value-type="string">
            <text:p>Darkest Dungeon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8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50" office:value-type="string" calcext:value-type="string">
            <text:p>Thinking in Java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79" office:value-type="string" calcext:value-type="string">
            <text:p>Profondo rosso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4"/>
          <table:table-cell table:style-name="ce301" office:value-type="string" calcext:value-type="string">
            <text:p>Spelunky</text:p>
          </table:table-cell>
          <table:table-cell table:style-name="Default" table:number-columns-repeated="2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25" office:value-type="string" calcext:value-type="string">
            <text:p>Dialogues by Plato 2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4"/>
          <table:table-cell table:style-name="ce79" office:value-type="string" calcext:value-type="string">
            <text:p>Suspiria</text:p>
          </table:table-cell>
          <table:table-cell table:style-name="Default" table:number-columns-repeated="2"/>
          <table:table-cell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2"/>
          <table:table-cell table:style-name="Default"/>
          <table:table-cell table:style-name="ce236" table:number-columns-repeated="3"/>
          <table:table-cell table:style-name="Default"/>
          <table:table-cell table:style-name="ce301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25" office:value-type="string" calcext:value-type="string">
            <text:p>The Meditations by Aurelius</text:p>
          </table:table-cell>
          <table:table-cell table:style-name="Default" table:number-columns-repeated="2"/>
          <table:table-cell table:style-name="ce236" table:number-columns-repeated="10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2"/>
          <table:table-cell table:style-name="Default"/>
          <table:table-cell table:style-name="ce236" table:number-columns-repeated="3"/>
          <table:table-cell table:style-name="Default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2" office:value-type="string" calcext:value-type="string">
            <text:p>Grim Fandango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3"/>
          <table:table-cell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 table:number-columns-repeated="3"/>
          <table:table-cell table:style-name="ce236" table:number-columns-repeated="4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Snatch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5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8">3, </text:span>4s)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ce214" office:value-type="string" calcext:value-type="string">
            <text:p>Paranoia Agent</text:p>
          </table:table-cell>
          <table:table-cell table:style-name="Default"/>
          <table:table-cell table:style-name="ce296" office:value-type="string" calcext:value-type="string">
            <text:p>Vikings</text:p>
          </table:table-cell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 ~ 3</text:p>
          </table:table-cell>
          <table:table-cell table:style-name="ce100" office:value-type="string" calcext:value-type="string">
            <text:p>Papers, Pleas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SpaceChem: Sikuta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4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Deus Ex: Human Revolution | 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12" office:value-type="string" calcext:value-type="string">
            <text:p>Trine 2 ~ 8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7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36"/>
          <table:table-cell table:style-name="ce133" office:value-type="string" calcext:value-type="string">
            <text:p>Pac-Man Championship Edition Dx+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36" table:number-columns-repeated="12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 table:style-name="ce236"/>
          <table:table-cell table:style-name="ce133" office:value-type="string" calcext:value-type="string">
            <text:p>VVVVVV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33" office:value-type="string" calcext:value-type="string">
            <text:p>Biosh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/>
          <table:table-cell/>
          <table:table-cell table:style-name="ce143" office:value-type="string" calcext:value-type="string">
            <text:p>Team Fortress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3" office:value-type="string" calcext:value-type="string">
            <text:p>Borderlands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4" office:value-type="string" calcext:value-type="string">
            <text:p>Super Metroid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 table:style-name="ce236"/>
          <table:table-cell table:style-name="ce133" office:value-type="string" calcext:value-type="string">
            <text:p>Her Story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6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3"/>
          <table:table-cell table:style-name="ce236" table:number-columns-repeated="7"/>
          <table:table-cell table:style-name="Default"/>
          <table:table-cell/>
          <table:table-cell table:style-name="ce135" office:value-type="string" calcext:value-type="string">
            <text:p>Portal</text:p>
          </table:table-cell>
          <table:table-cell table:style-name="Default" table:number-columns-repeated="3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5"/>
          <table:table-cell table:style-name="Default"/>
          <table:table-cell/>
          <table:table-cell table:style-name="ce133" office:value-type="string" calcext:value-type="string">
            <text:p>Wasteland 2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/>
          <table:table-cell table:style-name="ce236" table:number-columns-repeated="12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5"/>
          <table:table-cell table:style-name="Default"/>
          <table:table-cell table:style-name="ce236"/>
          <table:table-cell table:style-name="ce301" office:value-type="string" calcext:value-type="string">
            <text:p>Spelunky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 table:number-columns-repeated="8"/>
          <table:table-cell table:style-name="Default"/>
          <table:table-cell/>
          <table:table-cell table:style-name="ce136" office:value-type="string" calcext:value-type="string">
            <text:p>Darkest Dunge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Default" table:number-columns-repeated="2"/>
          <table:table-cell table:style-name="ce236" table:number-columns-repeated="11"/>
          <table:table-cell table:style-name="ce232"/>
          <table:table-cell table:style-name="Default" table:number-columns-repeated="7"/>
          <table:table-cell/>
          <table:table-cell table:style-name="Default" table:number-columns-repeated="2"/>
          <table:table-cell table:style-name="ce236" table:number-columns-repeated="8"/>
          <table:table-cell table:style-name="Default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/>
          <table:table-cell table:style-name="ce236" table:number-columns-repeated="4"/>
          <table:table-cell table:style-name="Default" table:number-columns-repeated="6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7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1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11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4"/>
          <table:table-cell table:style-name="ce236"/>
          <table:table-cell table:style-name="Default" table:number-columns-repeated="2"/>
          <table:table-cell/>
          <table:table-cell table:style-name="Default" table:number-columns-repeated="3"/>
          <table:table-cell table:style-name="ce236" table:number-columns-repeated="2"/>
          <table:table-cell table:style-name="Default" table:number-columns-repeated="5"/>
          <table:table-cell table:style-name="ce236" table:number-columns-repeated="2"/>
          <table:table-cell/>
          <table:table-cell table:style-name="ce236" table:number-columns-repeated="7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0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3"/>
          <table:table-cell/>
          <table:table-cell table:style-name="ce236"/>
          <table:table-cell table:style-name="Default" table:number-columns-repeated="2"/>
          <table:table-cell table:style-name="ce236" table:number-columns-repeated="2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5"/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1">
          <table:table-cell table:number-columns-repeated="17" table:style-name="ce233" office:value-type="string" calcext:value-type="string">
            <text:p>~</text:p>
          </table:table-cell>
          <table:table-cell table:style-name="ce233"/>
          <table:table-cell table:number-columns-repeated="3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7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9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38"/>
        </table:table-row>
        <table:table-row table:style-name="ro8">
          <table:table-cell table:style-name="ce235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SICP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ce213" office:value-type="string" calcext:value-type="string">
            <text:p>Frankenstein</text:p>
          </table:table-cell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36" office:value-type="string" calcext:value-type="string">
            <text:p>Akira Kurosawa: part 1</text:p>
          </table:table-cell>
          <table:table-cell table:style-name="ce224" office:value-type="string" calcext:value-type="string">
            <text:p>The Great Escape</text:p>
          </table:table-cell>
          <table:table-cell table:style-name="ce236" office:value-type="string" calcext:value-type="string">
            <text:p>Liv Tyler</text:p>
          </table:table-cell>
          <table:table-cell/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/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ce213" office:value-type="string" calcext:value-type="string">
            <text:p>The Sonnets</text:p>
          </table:table-cell>
          <table:table-cell table:style-name="Default" table:number-columns-repeated="2"/>
          <table:table-cell table:style-name="ce282" office:value-type="string" calcext:value-type="string">
            <text:p>Batman: Year One</text:p>
          </table:table-cell>
          <table:table-cell table:style-name="ce285" office:value-type="string" calcext:value-type="string">
            <text:p>Rashômon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Heavy</text:p>
          </table:table-cell>
          <table:table-cell/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/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5">
          <table:table-cell table:number-columns-repeated="2"/>
          <table:table-cell table:style-name="ce230"/>
          <table:table-cell/>
          <table:table-cell table:style-name="ce236"/>
          <table:table-cell table:style-name="ce246" office:value-type="string" calcext:value-type="string">
            <text:p>Graph Theory by Ashay Dharwadker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Krew elfów</text:p>
          </table:table-cell>
          <table:table-cell table:style-name="Default" table:number-columns-repeated="2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La Pointe Courte</text:p>
          </table:table-cell>
          <table:table-cell table:style-name="ce224" office:value-type="string" calcext:value-type="string">
            <text:p>Empire Records</text:p>
          </table:table-cell>
          <table:table-cell/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/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6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number-columns-repeated="2"/>
          <table:table-cell table:style-name="ce230"/>
          <table:table-cell/>
          <table:table-cell table:style-name="ce236"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At the Mountains of Madness</text:p>
          </table:table-cell>
          <table:table-cell table:style-name="Default" table:number-columns-repeated="2"/>
          <table:table-cell table:style-name="ce282" office:value-type="string" calcext:value-type="string">
            <text:p>Fullmetal Alchemist. Vol. 1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Le beau Serge</text:p>
          </table:table-cell>
          <table:table-cell table:style-name="ce224" office:value-type="string" calcext:value-type="string">
            <text:p>Stealing Beauty</text:p>
          </table:table-cell>
          <table:table-cell/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/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00" office:value-type="string" calcext:value-type="string">
            <text:p>Deus Ex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style-name="ce230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ce213" office:value-type="string" calcext:value-type="string">
            <text:p>Трудно быть богом</text:p>
          </table:table-cell>
          <table:table-cell table:style-name="Default" table:number-columns-repeated="2"/>
          <table:table-cell table:style-name="ce282" office:value-type="string" calcext:value-type="string">
            <text:p>Ghost in the Shell</text:p>
          </table:table-cell>
          <table:table-cell table:style-name="ce224" office:value-type="string" calcext:value-type="string">
            <text:p>Kumonosu-jô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That Thing You Do!</text:p>
          </table:table-cell>
          <table:table-cell/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 table:number-columns-repeated="2"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Deus Ex: Human Revolution | Thief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style-name="ce236"/>
          <table:table-cell/>
          <table:table-cell table:style-name="ce230"/>
          <table:table-cell/>
          <table:table-cell table:style-name="ce236"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Hamlet</text:p>
          </table:table-cell>
          <table:table-cell table:style-name="Default" table:number-columns-repeated="2"/>
          <table:table-cell table:style-name="ce282" office:value-type="string" calcext:value-type="string">
            <text:p>Green Lantern: GLC Recharge</text:p>
          </table:table-cell>
          <table:table-cell table:style-name="ce224" office:value-type="string" calcext:value-type="string">
            <text:p>Kakushi-toride no san-akunin</text:p>
          </table:table-cell>
          <table:table-cell table:style-name="ce224" office:value-type="string" calcext:value-type="string">
            <text:p>Hiroshima mon amour</text:p>
          </table:table-cell>
          <table:table-cell table:style-name="ce224" office:value-type="string" calcext:value-type="string">
            <text:p>Onegin</text:p>
          </table:table-cell>
          <table:table-cell/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 table:number-columns-repeated="2"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3">Chrono Trigger | </text:span><text:span text:style-name="T17">Final Fantasy VII</text:span></text:p>
          </table:table-cell>
          <table:table-cell table:style-name="ce100" office:value-type="string" calcext:value-type="string">
            <text:p>Doom: Knee-Deep in the Dead 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1"/>
          <table:table-cell table:number-columns-repeated="939"/>
        </table:table-row>
        <table:table-row table:style-name="ro11">
          <table:table-cell table:style-name="ce236"/>
          <table:table-cell/>
          <table:table-cell table:style-name="ce230"/>
          <table:table-cell/>
          <table:table-cell table:style-name="ce236"/>
          <table:table-cell table:style-name="ce249" office:value-type="string" calcext:value-type="string">
            <text:p>Automate the Boring Stuff</text:p>
          </table:table-cell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36" office:value-type="string" calcext:value-type="string">
            <text:p>Akira Kurosawa: part 2</text:p>
          </table:table-cell>
          <table:table-cell table:style-name="ce224" office:value-type="string" calcext:value-type="string">
            <text:p>À bout de souffle</text:p>
          </table:table-cell>
          <table:table-cell table:style-name="ce224" office:value-type="string" calcext:value-type="string">
            <text:p>Lonesome Jim</text:p>
          </table:table-cell>
          <table:table-cell/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 table:number-columns-repeated="2"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1">
          <table:table-cell table:style-name="ce236"/>
          <table:table-cell/>
          <table:table-cell table:style-name="Default"/>
          <table:table-cell/>
          <table:table-cell table:style-name="ce236"/>
          <table:table-cell table:style-name="ce249" office:value-type="string" calcext:value-type="string">
            <text:p>Introduction to Probability by Grinstead &amp; Snell</text:p>
          </table:table-cell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Default" table:number-columns-repeated="3"/>
          <table:table-cell table:style-name="ce282" office:value-type="string" calcext:value-type="string">
            <text:p>Green Lantern: Rebirth</text:p>
          </table:table-cell>
          <table:table-cell table:style-name="ce224" office:value-type="string" calcext:value-type="string">
            <text:p>Warui yatsu hodo yoku nemuru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24" office:value-type="string" calcext:value-type="string">
            <text:p>Robot &amp; Frank</text:p>
          </table:table-cell>
          <table:table-cell/>
          <table:table-cell table:style-name="Default" table:number-columns-repeated="2"/>
          <table:table-cell table:style-name="ce236"/>
          <table:table-cell table:number-columns-repeated="2"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7"/>
          <table:table-cell table:number-columns-repeated="945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Thinks Stats</text:p>
          </table:table-cell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24" office:value-type="string" calcext:value-type="string">
            <text:p>Yôjinbô</text:p>
          </table:table-cell>
          <table:table-cell table:style-name="ce224" office:value-type="string" calcext:value-type="string">
            <text:p>La jetée</text:p>
          </table:table-cell>
          <table:table-cell table:style-name="ce224" office:value-type="string" calcext:value-type="string">
            <text:p>The Stranger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Darkwatch</text:p>
          </table:table-cell>
          <table:table-cell table:style-name="ce236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1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Thinks Bayes</text:p>
          </table:table-cell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Hellboy: Seed of Destruction</text:p>
          </table:table-cell>
          <table:table-cell table:style-name="ce224" office:value-type="string" calcext:value-type="string">
            <text:p>Tsubaki Sanjûrô</text:p>
          </table:table-cell>
          <table:table-cell table:style-name="ce224" office:value-type="string" calcext:value-type="string">
            <text:p>Trans-Europ-Express</text:p>
          </table:table-cell>
          <table:table-cell table:style-name="ce224" office:value-type="string" calcext:value-type="string">
            <text:p>Robot &amp; Frank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7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Judge Dredd: Case Files #5</text:p>
          </table:table-cell>
          <table:table-cell table:style-name="ce224" office:value-type="string" calcext:value-type="string">
            <text:p>Tengoku to jigoku</text:p>
          </table:table-cell>
          <table:table-cell table:style-name="ce236" office:value-type="string" calcext:value-type="string">
            <text:p>Western</text:p>
          </table:table-cell>
          <table:table-cell table:style-name="ce290" office:value-type="string" calcext:value-type="string">
            <text:p>Ad Astr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49" office:value-type="string" calcext:value-type="string">
            <text:p>The Hitchhiker's Guide to Python</text:p>
          </table:table-cell>
          <table:table-cell table:style-name="ce236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ilent Hill: Downpour - Anne's Story</text:p>
          </table:table-cell>
          <table:table-cell office:value-type="string" calcext:value-type="string">
            <text:p>Akira Kurosawa: part 3</text:p>
          </table:table-cell>
          <table:table-cell table:style-name="ce224" office:value-type="string" calcext:value-type="string">
            <text:p>The Searchers</text:p>
          </table:table-cell>
          <table:table-cell office:value-type="string" calcext:value-type="string">
            <text:p>Meryl Streep. Vol 2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Code Complete</text:p>
          </table:table-cell>
          <table:table-cell table:style-name="ce236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Akahige</text:p>
          </table:table-cell>
          <table:table-cell table:style-name="ce224" office:value-type="string" calcext:value-type="string">
            <text:p>Rio Bravo</text:p>
          </table:table-cell>
          <table:table-cell table:style-name="ce291" office:value-type="string" calcext:value-type="string">
            <text:p>Ironweed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Logical Chess Move By Move (intro + strategy, Чернев)</text:p>
          </table:table-cell>
          <table:table-cell table:style-name="ce236" table:number-columns-repeated="4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SCRUM and XP from the trenches</text:p>
          </table:table-cell>
          <table:table-cell table:style-name="ce236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Bobby Fischer Teaches Chess (tactics, Фишер)</text:p>
          </table:table-cell>
          <table:table-cell table:style-name="ce236" table:number-columns-repeated="4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Kanban and Scrum - Making the Most of Both</text:p>
          </table:table-cell>
          <table:table-cell table:style-name="ce236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The Man Who Laughs | Batman: The Long Halloween</text:p>
          </table:table-cell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y System (strategy, Нимцович)</text:p>
          </table:table-cell>
          <table:table-cell table:style-name="ce236" table:number-columns-repeated="5"/>
          <table:table-cell table:style-name="ce100" office:value-type="string" calcext:value-type="string">
            <text:p>Heroes of Might and Magic III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Designing Interfaces (patterns)</text:p>
          </table:table-cell>
          <table:table-cell table:style-name="ce236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V for Vendetta | Swamp Thing | Killing Jok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Praxis (strategy in practice, Нимцович)</text:p>
          </table:table-cell>
          <table:table-cell table:style-name="ce236" table:number-columns-repeated="4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4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ce282" office:value-type="string" calcext:value-type="string">
            <text:p>Watchmen</text:p>
          </table:table-cell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Эндшпиль (Школа Авербаха, Нанн или Сейраван)</text:p>
          </table:table-cell>
          <table:table-cell table:style-name="ce236" table:number-columns-repeated="4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7"/>
          <table:table-cell table:style-name="ce100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Microservices AntiPatterns and Pitfalls</text:p>
          </table:table-cell>
          <table:table-cell table:style-name="ce236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Endings - v1 (Нанн или обмен на advanced)</text:p>
          </table:table-cell>
          <table:table-cell table:style-name="ce236" table:number-columns-repeated="4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style-name="ce250" office:value-type="string" calcext:value-type="string">
            <text:p>Microservices vs. Service-Oriented Architecture</text:p>
          </table:table-cell>
          <table:table-cell table:style-name="ce236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Chess Endings - v2 (Нанн или обмен на advanced)</text:p>
          </table:table-cell>
          <table:table-cell table:style-name="ce236" table:number-columns-repeated="5"/>
          <table:table-cell table:style-name="ce124" office:value-type="string" calcext:value-type="string">
            <text:p>Mega Man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3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Reactive Microsystems</text:p>
          </table:table-cell>
          <table:table-cell table:style-name="ce236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Дебют (Сейраван, Коллинс или Школа Дебюта Суэтина)</text:p>
          </table:table-cell>
          <table:table-cell table:style-name="ce236" table:number-columns-repeated="5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SpaceChem: Sikutar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0" office:value-type="string" calcext:value-type="string">
            <text:p>Eloquent JavaScript</text:p>
          </table:table-cell>
          <table:table-cell table:style-name="ce236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FCO Fundamental Chess Openings (Sterren)</text:p>
          </table:table-cell>
          <table:table-cell table:style-name="ce236" table:number-columns-repeated="5"/>
          <table:table-cell table:style-name="ce100" office:value-type="string" calcext:value-type="string">
            <text:p>Morrowind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2D Game Development: From Zero to Hero</text:p>
          </table:table-cell>
          <table:table-cell table:style-name="ce236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Миттельшпиль (Нанн, Сейраван или Школа Авербаха)</text:p>
          </table:table-cell>
          <table:table-cell table:style-name="ce236" table:number-columns-repeated="5"/>
          <table:table-cell table:style-name="ce100" office:value-type="string" calcext:value-type="string">
            <text:p>Papers, Please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4"/>
          <table:table-cell table:number-columns-repeated="939"/>
        </table:table-row>
        <table:table-row table:style-name="ro16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36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План в шахматах (Романовский)</text:p>
          </table:table-cell>
          <table:table-cell table:style-name="ce236" table:number-columns-repeated="5"/>
          <table:table-cell table:style-name="ce100" office:value-type="string" calcext:value-type="string">
            <text:p>Pathologic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Комбинации в шахматах (Романовский)</text:p>
          </table:table-cell>
          <table:table-cell table:style-name="ce236" table:number-columns-repeated="5"/>
          <table:table-cell table:style-name="ce102" office:value-type="string" calcext:value-type="string">
            <text:p>Portal Stories: Mel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 table:number-columns-repeated="2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My 60 Memorable Games (Фишер)</text:p>
          </table:table-cell>
          <table:table-cell table:style-name="ce236" table:number-columns-repeated="5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1" office:value-type="string" calcext:value-type="string">
            <text:p>Invent Your Own Computer Games with Python</text:p>
          </table:table-cell>
          <table:table-cell table:style-name="ce236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/>
          <table:table-cell table:style-name="Default"/>
          <table:table-cell table:style-name="ce236" table:number-columns-repeated="4"/>
          <table:table-cell table:style-name="ce219" office:value-type="string" calcext:value-type="string">
            <text:p>Игры Карпова, Сейравана или Каспарова</text:p>
          </table:table-cell>
          <table:table-cell table:style-name="ce236" table:number-columns-repeated="5"/>
          <table:table-cell table:style-name="ce100" office:value-type="string" calcext:value-type="string">
            <text:p>Serious Sam: The First Encount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2" office:value-type="string" calcext:value-type="string">
            <text:p>The Linux Command Line</text:p>
          </table:table-cell>
          <table:table-cell table:style-name="ce236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/>
          <table:table-cell table:style-name="ce236" table:number-columns-repeated="11"/>
          <table:table-cell table:style-name="ce100" office:value-type="string" calcext:value-type="string">
            <text:p>Shadow Tactics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2" office:value-type="string" calcext:value-type="string">
            <text:p>The Architecture of Open Source Applications</text:p>
          </table:table-cell>
          <table:table-cell table:style-name="ce236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/>
          <table:table-cell table:style-name="ce236" table:number-columns-repeated="11"/>
          <table:table-cell table:style-name="ce102" office:value-type="string" calcext:value-type="string">
            <text:p>Shadowrun: Dragonfall</text:p>
          </table:table-cell>
          <table:table-cell table:style-name="ce133" office:value-type="string" calcext:value-type="string">
            <text:p>Bioshock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2" office:value-type="string" calcext:value-type="string">
            <text:p>Linux kernel in a Nutshell</text:p>
          </table:table-cell>
          <table:table-cell table:style-name="ce236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88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natcher</text:p>
          </table:table-cell>
          <table:table-cell table:style-name="ce133" office:value-type="string" calcext:value-type="string">
            <text:p>Borderlands 2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16" office:value-type="string" calcext:value-type="string">
            <text:p>Grammar Way: Grammarway 4</text:p>
          </table:table-cell>
          <table:table-cell table:style-name="ce236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Soma</text:p>
          </table:table-cell>
          <table:table-cell table:style-name="ce136" office:value-type="string" calcext:value-type="string">
            <text:p>Darkest Dungeon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25" office:value-type="string" calcext:value-type="string">
            <text:p>Discourse on the Method by Descartes</text:p>
          </table:table-cell>
          <table:table-cell table:style-name="ce236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4"/>
          <table:table-cell table:style-name="ce79" office:value-type="string" calcext:value-type="string">
            <office:annotation draw:style-name="gr2" draw:text-style-name="P3" svg:width="1.1413in" svg:height="1.1043in" svg:x="73.6646in" svg:y="55.0618in" draw:caption-point-x="-0.2402in" draw:caption-point-y="1.024in">
              <dc:date>2021-10-04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onic the Hedgehog</text:p>
          </table:table-cell>
          <table:table-cell table:style-name="ce133" office:value-type="string" calcext:value-type="string">
            <text:p>Her Stor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/>
          <table:table-cell table:style-name="Default"/>
          <table:table-cell table:style-name="ce236" table:number-columns-repeated="10"/>
          <table:table-cell table:style-name="ce102" office:value-type="string" calcext:value-type="string">
            <text:p>SpaceChem</text:p>
          </table:table-cell>
          <table:table-cell table:style-name="ce133" office:value-type="string" calcext:value-type="string">
            <text:p>Mirror’s Edge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2"/>
          <table:table-cell/>
          <table:table-cell table:style-name="ce236" table:number-columns-repeated="4"/>
          <table:table-cell table:style-name="ce79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treet Fighter 2</text:p>
          </table:table-cell>
          <table:table-cell table:style-name="ce133" office:value-type="string" calcext:value-type="string">
            <text:p>Pac-Man Championship Edition Dx+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 table:number-columns-repeated="2"/>
          <table:table-cell table:style-name="ce236" table:number-columns-repeated="11"/>
          <table:table-cell/>
          <table:table-cell table:style-name="ce236" table:number-columns-repeated="4"/>
          <table:table-cell table:style-name="ce88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Super Mario 64</text:p>
          </table:table-cell>
          <table:table-cell table:style-name="ce135" office:value-type="string" calcext:value-type="string">
            <text:p>Porta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Super Meat Boy</text:p>
          </table:table-cell>
          <table:table-cell table:style-name="ce301" office:value-type="string" calcext:value-type="string">
            <text:p>Spelunk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ales from the Borderlands</text:p>
          </table:table-cell>
          <table:table-cell table:style-name="ce134" office:value-type="string" calcext:value-type="string">
            <text:p>Super Metroid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The Legend of Zelda</text:p>
          </table:table-cell>
          <table:table-cell table:style-name="ce143" office:value-type="string" calcext:value-type="string">
            <text:p>Team Fortress 2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hief</text:p>
          </table:table-cell>
          <table:table-cell table:style-name="ce133" office:value-type="string" calcext:value-type="string">
            <text:p>VVVVVV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/>
          <table:table-cell table:style-name="Default"/>
          <table:table-cell table:style-name="ce236" table:number-columns-repeated="10"/>
          <table:table-cell table:style-name="ce105" office:value-type="string" calcext:value-type="string">
            <text:p>Tomb Raider</text:p>
          </table:table-cell>
          <table:table-cell table:style-name="ce133" office:value-type="string" calcext:value-type="string">
            <text:p>Wasteland 2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otal War: Shogun 2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Transistor</text:p>
          </table:table-cell>
          <table:table-cell office:value-type="string" calcext:value-type="string">
            <text:p>TO BEAT THIS YEAR (to the title screen):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The Lady Vanishes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hat remains of Edith Finch</text:p>
          </table:table-cell>
          <table:table-cell table:style-name="ce165" office:value-type="string" calcext:value-type="string">
            <text:p>Super Meat Boy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ing Commander: Privateer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Suspicion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Wolfenstein: The New Order</text:p>
          </table:table-cell>
          <table:table-cell table:style-name="ce117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/>
          <table:table-cell table:style-name="Default"/>
          <table:table-cell table:style-name="ce236" table:number-columns-repeated="10"/>
          <table:table-cell table:style-name="ce100" office:value-type="string" calcext:value-type="string">
            <text:p>Yakuza</text:p>
          </table:table-cell>
          <table:table-cell table:style-name="ce166" office:value-type="string" calcext:value-type="string">
            <text:p>Grand Theft Auto III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79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67" office:value-type="string" calcext:value-type="string">
            <text:p>Soma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69" office:value-type="string" calcext:value-type="string">
            <text:p>Fahrenheit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85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/>
          <table:table-cell table:style-name="ce236" table:number-columns-repeated="11"/>
          <table:table-cell/>
          <table:table-cell table:style-name="ce169" office:value-type="string" calcext:value-type="string">
            <text:p>Grim Fandango</text:p>
          </table:table-cell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85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/>
          <table:table-cell table:style-name="ce236" table:number-columns-repeated="11"/>
          <table:table-cell/>
          <table:table-cell table:style-name="ce170" office:value-type="string" calcext:value-type="string">
            <text:p>Hacknet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/>
          <table:table-cell table:style-name="ce236" table:number-columns-repeated="11"/>
          <table:table-cell/>
          <table:table-cell table:style-name="ce169" office:value-type="string" calcext:value-type="string">
            <text:p>Portal Stories: Mel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/>
          <table:table-cell table:style-name="ce236" table:number-columns-repeated="11"/>
          <table:table-cell/>
          <table:table-cell table:style-name="ce167" office:value-type="string" calcext:value-type="string">
            <text:p>Deus Ex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/>
          <table:table-cell table:style-name="ce236" table:number-columns-repeated="11"/>
          <table:table-cell/>
          <table:table-cell table:style-name="ce167" office:value-type="string" calcext:value-type="string">
            <text:p>Total War: Shogun 2: One Campaign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3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/>
          <table:table-cell table:style-name="ce236" table:number-columns-repeated="11"/>
          <table:table-cell/>
          <table:table-cell office:value-type="string" calcext:value-type="string">
            <text:p>Short games you can try to beat:</text:p>
          </table:table-cell>
          <table:table-cell table:style-name="Default"/>
          <table:table-cell table:style-name="ce236" table:number-columns-repeated="6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/>
          <table:table-cell table:style-name="ce236" table:number-columns-repeated="11"/>
          <table:table-cell/>
          <table:table-cell table:style-name="ce105" office:value-type="string" calcext:value-type="string">
            <text:p>Snatcher ~ 8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/>
          <table:table-cell table:style-name="ce236" table:number-columns-repeated="11"/>
          <table:table-cell/>
          <table:table-cell table:style-name="ce138" office:value-type="string" calcext:value-type="string">
            <text:p>What remains of Edith Finch ~ 2</text:p>
          </table:table-cell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/>
          <table:table-cell table:style-name="ce236" table:number-columns-repeated="11"/>
          <table:table-cell/>
          <table:table-cell table:style-name="ce175" office:value-type="string" calcext:value-type="string">
            <text:p>Limbo ~ 3</text:p>
          </table:table-cell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Topaz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/>
          <table:table-cell table:style-name="ce236" table:number-columns-repeated="11"/>
          <table:table-cell/>
          <table:table-cell table:style-name="ce138" office:value-type="string" calcext:value-type="string">
            <text:p><text:span text:style-name="T6">Trine 2 ~ 8</text:span></text:p>
          </table:table-cell>
          <table:table-cell table:style-name="Default"/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/>
          <table:table-cell table:style-name="ce236" table:number-columns-repeated="11"/>
          <table:table-cell/>
          <table:table-cell table:style-name="ce175" office:value-type="string" calcext:value-type="string">
            <text:p>Stories Untold ~ 3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/>
          <table:table-cell table:style-name="ce236" table:number-columns-repeated="11"/>
          <table:table-cell/>
          <table:table-cell office:value-type="string" calcext:value-type="string">
            <text:p>Make a certain progress: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David Lynch: part 1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Doom: Knee-Deep in the Dead 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7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Heroes of Might and Magic III: </text:p>
            <text:p>Long Live the Queen</text:p>
            <text:p>Dungeons &amp; Devils</text:p>
            <text:p>Spoils of War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5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/>
          <table:table-cell table:style-name="ce236" table:number-columns-repeated="11"/>
          <table:table-cell/>
          <table:table-cell table:style-name="ce100" office:value-type="string" calcext:value-type="string">
            <text:p>Papers, Please: 2<text:span text:style-name="T18">nd</text:span> ending (family should be happy)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4" office:value-type="string" calcext:value-type="string">
            <text:p>Shadowrun: Dragonfall: to get acquainted</text:p>
          </table:table-cell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2" office:value-type="string" calcext:value-type="string">
            <text:p>SpaceChem: Sikutar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05" office:value-type="string" calcext:value-type="string">
            <text:p>Street Fighter II: Ryu and Chun-li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43" office:value-type="string" calcext:value-type="string">
            <text:p>Spelunky: reach the false final</text:p>
          </table:table-cell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43" office:value-type="string" calcext:value-type="string">
            <text:p>Darkest Dungeon: kill all the bosses (no Darkest Dungeon)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33" office:value-type="string" calcext:value-type="string">
            <text:p>STALKER: Shadow of Chernobyl : reach the true ending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/>
          <table:table-cell table:style-name="Default"/>
          <table:table-cell table:style-name="ce236" table:number-columns-repeated="10"/>
          <table:table-cell/>
          <table:table-cell table:style-name="ce172" office:value-type="string" calcext:value-type="string">
            <text:p>Shadow Tactics: complete 3/13 missions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office:value-type="string" calcext:value-type="string">
            <text:p>Bong Joon Ho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4"/>
          <table:table-cell/>
          <table:table-cell table:style-name="ce236" table:number-columns-repeated="4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/>
          <table:table-cell table:style-name="Default"/>
          <table:table-cell table:style-name="ce236" table:number-columns-repeated="10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5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/>
          <table:table-cell table:style-name="Default"/>
          <table:table-cell table:number-columns-repeated="19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3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number-columns-repeated="18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/>
          <table:table-cell table:style-name="Default" table:number-columns-repeated="3"/>
          <table:table-cell table:number-columns-repeated="17"/>
          <table:table-cell table:style-name="ce236" table:number-columns-repeated="4"/>
          <table:table-cell table:style-name="Default"/>
          <table:table-cell table:style-name="ce236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Novec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/>
          <table:table-cell table:style-name="Default" table:number-columns-repeated="2"/>
          <table:table-cell table:number-columns-repeated="18"/>
          <table:table-cell table:style-name="ce236" table:number-columns-repeated="5"/>
          <table:table-cell table:style-name="Default"/>
          <table:table-cell table:number-columns-repeated="26"/>
          <table:table-cell table:style-name="ce236" table:number-columns-repeated="6"/>
          <table:table-cell table:number-columns-repeated="939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Phantom Threa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85" office:value-type="string" calcext:value-type="string">
            <text:p>Citizen Kan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The Magnificent Ambersons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85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style-name="Default" table:number-columns-repeated="4"/>
          <table:table-cell table:style-name="ce236"/>
          <table:table-cell table:style-name="Default" table:number-columns-repeated="18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5"/>
          <table:table-cell table:number-columns-repeated="939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table:style-name="ce224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style-name="Default" table:number-columns-repeated="13"/>
          <table:table-cell/>
          <table:table-cell table:style-name="Default" table:number-columns-repeated="4"/>
          <table:table-cell office:value-type="string" calcext:value-type="string">
            <text:p>Dario Argento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/>
          <table:table-cell table:style-name="Default" table:number-columns-repeated="11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9"/>
          <table:table-cell table:number-columns-repeated="945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99" office:value-type="string" calcext:value-type="string">
            <text:p>L'uccello dalle piume di cristallo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79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90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24" office:value-type="string" calcext:value-type="string">
            <text:p>My Left Foot: The Story of Christy Brown</text:p>
          </table:table-cell>
          <table:table-cell/>
          <table:table-cell table:style-name="Default"/>
          <table:table-cell table:number-columns-repeated="996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85" office:value-type="string" calcext:value-type="string">
            <text:p>The Big Heat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24" office:value-type="string" calcext:value-type="string">
            <text:p>Die 1000 Augen des Dr. Mabuse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36" office:value-type="string" calcext:value-type="string">
            <text:p>Darren Aronofsky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8"/>
          <table:table-cell table:style-name="ce290" office:value-type="string" calcext:value-type="string">
            <text:p>Pi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ce236"/>
          <table:table-cell table:number-columns-repeated="17"/>
          <table:table-cell table:style-name="Default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4"/>
          <table:table-cell table:style-name="Default"/>
          <table:table-cell table:number-columns-repeated="17"/>
          <table:table-cell table:style-name="Default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4"/>
          <table:table-cell table:style-name="Default"/>
          <table:table-cell table:number-columns-repeated="18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4"/>
          <table:table-cell table:style-name="Default"/>
          <table:table-cell table:number-columns-repeated="18"/>
          <table:table-cell table:style-name="ce290" office:value-type="string" calcext:value-type="string">
            <text:p>Mother!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3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94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90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88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Assault on Precinct 13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The Fog</text:p>
          </table:table-cell>
          <table:table-cell table:style-name="ce93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90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90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90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2"/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7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5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É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Ensayo de un cri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3"/>
          <table:table-cell table:style-name="ce224" office:value-type="string" calcext:value-type="string">
            <text:p>La mort en ce jardin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Nazarín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The Young On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Viridiana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El ángel exterminador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Simón del desierto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Belle de jour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a voie lacté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Tristana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3">
          <table:table-cell table:number-columns-repeated="23"/>
          <table:table-cell office:value-type="string" calcext:value-type="string">
            <text:p>Masaki Kobayashi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Ningen no jôken I, II, III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Seppuku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24" office:value-type="string" calcext:value-type="string">
            <text:p>Jôi-uchi: Hairyô tsuma shimatsu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88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3">
          <table:table-cell table:number-columns-repeated="23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3" table:number-rows-repeated="9">
          <table:table-cell table:number-columns-repeated="23"/>
          <table:table-cell table:style-name="Default"/>
          <table:table-cell table:number-columns-repeated="1000"/>
        </table:table-row>
        <table:table-row table:style-name="ro3" table:number-rows-repeated="10481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Calendar_of_tasks.AN160:Calendar_of_tasks.AN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3:15:09.3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1-10-07T23:19:12.933000000</dc:date>
    <meta:editing-cycles>260</meta:editing-cycles>
    <meta:editing-duration>P4DT23H3M18S</meta:editing-duration>
    <meta:document-statistic meta:table-count="2" meta:cell-count="3105" meta:object-count="1"/>
  </office:meta>
</office:document-meta>
</file>